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EF000000F260361C97F6FB09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83cm" fo:min-width="2.81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none" draw:textarea-horizontal-align="justify" draw:textarea-vertical-align="middle" draw:auto-grow-height="false" fo:min-height="8.953cm" fo:min-width="11.87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5.723cm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3.567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textarea-horizontal-align="justify" draw:textarea-vertical-align="middle" draw:auto-grow-height="false" fo:min-height="1.006cm" fo:min-width="1.129cm"/>
    </style:style>
    <style:style style:name="gr10" style:family="graphic" style:parent-style-name="standard">
      <style:graphic-properties draw:textarea-horizontal-align="justify" draw:textarea-vertical-align="middle" draw:auto-grow-height="false" fo:min-height="1.362cm" fo:min-width="2.617cm"/>
    </style:style>
    <style:style style:name="gr11" style:family="graphic" style:parent-style-name="objectwithoutfill">
      <style:graphic-properties draw:stroke="dash" draw:stroke-dash="Dashed_20__28_var_29_" svg:stroke-width="0.081cm" draw:marker-start="" draw:marker-start-width="0.421cm" draw:marker-end="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textarea-horizontal-align="justify" draw:textarea-vertical-align="middle" draw:auto-grow-height="false" fo:min-height="0.803cm" fo:min-width="2.266cm"/>
    </style:style>
    <style:style style:name="gr13" style:family="graphic" style:parent-style-name="standard">
      <style:graphic-properties draw:textarea-horizontal-align="justify" draw:textarea-vertical-align="middle" draw:auto-grow-height="false" fo:min-height="0.919cm" fo:min-width="3.541cm"/>
    </style:style>
    <style:style style:name="gr14" style:family="graphic" style:parent-style-name="standard">
      <style:graphic-properties svg:stroke-width="0.081cm" draw:marker-start="Arrow" draw:marker-start-width="0.321cm" draw:marker-end="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.6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.6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1.143cm" svg:x="5.188cm" svg:y="12.303cm">
          <text:p text:style-name="P1"><text:span text:style-name="T1">PeerLed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.462cm" svg:height="10.287cm" svg:x="3.283cm" svg:y="7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944cm" svg:height="1.216cm" svg:x="14.296cm" svg:y="9.182cm">
          <draw:text-box>
            <text:p><text:span text:style-name="T2">P</text:span><text:span text:style-name="T2">e</text:span><text:span text:style-name="T2">e</text:span><text:span text:style-name="T2">r</text:span></text:p>
          </draw:text-box>
        </draw:frame>
        <draw:custom-shape draw:style-name="gr4" draw:text-style-name="P1" xml:id="id2" draw:id="id2" draw:layer="layout" svg:width="6.223cm" svg:height="1.778cm" svg:x="6.712cm" svg:y="7.858cm">
          <text:p text:style-name="P1">Gossip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067cm" svg:height="1.778cm" svg:x="9.379cm" svg:y="16.367cm">
          <text:p text:style-name="P1">Endorser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5.08cm" svg:height="1.778cm" svg:x="3.537cm" svg:y="13.297cm">
          <text:p text:style-name="P1"><text:s text:c="9"/>KV-ledger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778cm" svg:height="1.8cm" svg:x="3.537cm" svg:y="13.297cm">
          <draw:image xlink:href="Pictures/10000201000000EF000000F260361C97F6FB09ED.png" xlink:type="simple" xlink:show="embed" xlink:actuate="onLoad">
            <text:p/>
          </draw:image>
        </draw:frame>
        <draw:connector draw:style-name="gr8" draw:text-style-name="P1" draw:layer="layout" svg:x1="6.902cm" svg:y1="12.303cm" svg:x2="9.823cm" svg:y2="9.636cm" draw:start-shape="id1" draw:start-glue-point="0" draw:end-shape="id2" draw:end-glue-point="2" svg:d="M6902 12303v-1334h2921v-1333" svg:viewBox="0 0 2922 2668">
          <text:p/>
        </draw:connector>
        <draw:custom-shape draw:style-name="gr9" draw:text-style-name="P1" xml:id="id3" draw:id="id3" draw:layer="layout" svg:width="1.763cm" svg:height="1.39cm" svg:x="3.783cm" svg:y="4.311cm">
          <text:p text:style-name="P1">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1.763cm" svg:height="1.39cm" svg:x="5.664cm" svg:y="4.311cm">
          <text:p text:style-name="P1">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5" draw:id="id5" draw:layer="layout" svg:width="1.763cm" svg:height="1.39cm" svg:x="8.929cm" svg:y="4.311cm">
          <text:p text:style-name="P1">Pe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3.291cm" svg:height="1.786cm" svg:x="13.068cm" svg:y="4.113cm">
          <text:p text:style-name="P1">Ordering</text:p>
          <text:p text:style-name="P1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" svg:x1="4.664cm" svg:y1="5.701cm" svg:x2="9.823cm" svg:y2="7.858cm" draw:start-shape="id3" draw:start-glue-point="2" draw:end-shape="id2" draw:end-glue-point="0" svg:d="M4664 5701l5159 2157" svg:viewBox="0 0 5160 2158">
          <text:p/>
        </draw:connector>
        <draw:connector draw:style-name="gr11" draw:text-style-name="P2" draw:layer="layout" draw:type="line" svg:x1="6.545cm" svg:y1="5.701cm" svg:x2="9.823cm" svg:y2="7.858cm" draw:start-shape="id4" draw:start-glue-point="2" draw:end-shape="id2" draw:end-glue-point="0" svg:d="M6545 5701l3278 2157" svg:viewBox="0 0 3279 2158">
          <text:p/>
        </draw:connector>
        <draw:connector draw:style-name="gr11" draw:text-style-name="P2" draw:layer="layout" draw:type="line" svg:x1="9.81cm" svg:y1="5.701cm" svg:x2="9.823cm" svg:y2="7.858cm" draw:start-shape="id5" draw:start-glue-point="2" draw:end-shape="id2" draw:end-glue-point="0" svg:d="M9810 5701l13 2157" svg:viewBox="0 0 14 2158">
          <text:p/>
        </draw:connector>
        <draw:connector draw:style-name="gr11" draw:text-style-name="P2" draw:layer="layout" draw:type="line" svg:x1="14.713cm" svg:y1="5.899cm" svg:x2="9.823cm" svg:y2="7.858cm" draw:start-shape="id6" draw:start-glue-point="2" draw:end-shape="id2" draw:end-glue-point="0" svg:d="M14713 5899l-4890 1959" svg:viewBox="0 0 4891 1960">
          <text:p/>
        </draw:connector>
        <draw:custom-shape draw:style-name="gr12" draw:text-style-name="P1" xml:id="id7" draw:id="id7" draw:layer="layout" svg:width="2.878cm" svg:height="1.165cm" svg:x="4.899cm" svg:y="19.90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9" draw:id="id9" draw:layer="layout" svg:width="2.878cm" svg:height="1.165cm" svg:x="7.897cm" svg:y="19.90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0" draw:id="id10" draw:layer="layout" svg:width="2.878cm" svg:height="1.165cm" svg:x="12.573cm" svg:y="19.90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" svg:x1="6.338cm" svg:y1="19.901cm" svg:x2="11.412cm" svg:y2="18.145cm" draw:start-shape="id7" draw:start-glue-point="0" draw:end-shape="id8" draw:end-glue-point="2" svg:d="M6338 19901l5074-1756" svg:viewBox="0 0 5075 1757">
          <text:p/>
        </draw:connector>
        <draw:connector draw:style-name="gr11" draw:text-style-name="P2" draw:layer="layout" draw:type="line" svg:x1="9.336cm" svg:y1="19.901cm" svg:x2="11.412cm" svg:y2="18.145cm" draw:start-shape="id9" draw:start-glue-point="0" draw:end-shape="id8" draw:end-glue-point="2" svg:d="M9336 19901l2076-1756" svg:viewBox="0 0 2077 1757">
          <text:p/>
        </draw:connector>
        <draw:connector draw:style-name="gr11" draw:text-style-name="P2" draw:layer="layout" draw:type="line" svg:x1="14.012cm" svg:y1="19.901cm" svg:x2="11.412cm" svg:y2="18.145cm" draw:start-shape="id10" draw:start-glue-point="0" draw:end-shape="id8" draw:end-glue-point="2" svg:d="M14012 19901l-2600-1756" svg:viewBox="0 0 2601 1757">
          <text:p/>
        </draw:connector>
        <draw:custom-shape draw:style-name="gr13" draw:text-style-name="P1" xml:id="id11" draw:id="id11" draw:layer="layout" svg:width="5.715cm" svg:height="1.651cm" svg:x="10.144cm" svg:y="12.049cm">
          <text:p text:style-name="P1">TxSimu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0.144cm" svg:y1="12.875cm" svg:x2="8.617cm" svg:y2="14.186cm" draw:start-shape="id11" draw:start-glue-point="6" draw:end-shape="id12" draw:end-glue-point="1" svg:d="M10144 12875h-764v1311h-763" svg:viewBox="0 0 1528 1312">
          <text:p/>
        </draw:connector>
        <draw:connector draw:style-name="gr8" draw:text-style-name="P1" draw:layer="layout" svg:x1="11.412cm" svg:y1="16.367cm" svg:x2="13.001cm" svg:y2="13.7cm" draw:start-shape="id8" draw:start-glue-point="0" draw:end-shape="id11" draw:end-glue-point="8" svg:d="M11412 16367v-1333h1589v-1334" svg:viewBox="0 0 1590 2668">
          <text:p/>
        </draw:connector>
        <draw:frame draw:style-name="gr15" draw:text-style-name="P4" draw:layer="layout" svg:width="1.145cm" svg:height="2.139cm" svg:x="11.045cm" svg:y="19.984cm">
          <draw:text-box>
            <text:p><text:span text:style-name="T3">...</text:span></text:p>
          </draw:text-box>
        </draw:frame>
        <draw:frame draw:style-name="gr16" draw:text-style-name="P4" draw:layer="layout" svg:width="1.122cm" svg:height="2.139cm" svg:x="7.6cm" svg:y="4.568cm">
          <draw:text-box>
            <text:p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6:11:11.188060691</meta:creation-date>
    <dc:date>2020-02-29T17:23:08.428205834</dc:date>
    <meta:editing-duration>PT16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